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Шапка состоит из двух слоёв.</text:span></text:p>
      <text:p text:style-name="P1"><text:span text:style-name="T2"/></text:p>
      <text:p text:style-name="P1"><text:span text:style-name="T3">Примеры:</text:span></text:p>
      <text:p text:style-name="P1"><draw:frame text:anchor-type="as-char" svg:width="169.86mm" svg:height="16.93mm" style:rel-width="scale" style:rel-height="scale"><draw:object-ole xlink:href="OleObj1"/><draw:image xlink:href="ObjectReplacements/OleObj1"/></draw:frame><draw:frame text:anchor-type="as-char" svg:width="169.86mm" svg:height="9.26mm" style:rel-width="scale" style:rel-height="scale"><draw:object-ole xlink:href="OleObj2"/><draw:image xlink:href="ObjectReplacements/OleObj2"/></draw:frame><text:span text:style-name="T4"/></text:p>
      <text:p text:style-name="P1"><draw:frame text:anchor-type="as-char" svg:width="169.86mm" svg:height="8.47mm" style:rel-width="scale" style:rel-height="scale"><draw:object-ole xlink:href="OleObj3"/><draw:image xlink:href="ObjectReplacements/OleObj3"/></draw:frame><text:span text:style-name="T4"/></text:p>
      <text:p text:style-name="P1"><text:span text:style-name="T5">ещё старые варианты в пдф (там разные шапки). </text:span></text:p>
      <text:p text:style-name="P1"><text:span text:style-name="T6"/></text:p>
      <text:p text:style-name="P1"><text:span text:style-name="T7">Что я хочу: </text:span></text:p>
      <text:p text:style-name="P1"><text:span text:style-name="T8"/></text:p>
      <text:p text:style-name="P1"><text:span text:style-name="T9">2<text:s/></text:span><text:span text:style-name="T10">уровня меню, </text:span></text:p>
      <text:p text:style-name="P1"><text:span text:style-name="T10">на один уровень выведен </text:span></text:p>
      <text:p text:style-name="P1"><text:span text:style-name="T11"><text:tab/></text:span><text:span text:style-name="T12">логотип, </text:span></text:p>
      <text:p text:style-name="P1"><text:span text:style-name="T13"><text:tab/></text:span><text:span text:style-name="T14">регион и </text:span></text:p>
      <text:p text:style-name="P1"><text:span text:style-name="T15"><text:tab/></text:span><text:span text:style-name="T16">управляющие элементы (вход, авторизация, может ещё что), <text:line-break/></text:span><text:span text:style-name="T17"><text:tab/></text:span><text:span text:style-name="T18">помощь (можно выпадающим списком с иконкой как на 3 варианте в этом документе</text:span><text:span text:style-name="T19">)</text:span><text:span text:style-name="T20">. </text:span></text:p>
      <text:p text:style-name="P1"><text:span text:style-name="T20"/></text:p>
      <text:p text:style-name="P1"><text:span text:style-name="T20">На второй<text:s/></text:span><text:span text:style-name="T21">—</text:span><text:span text:style-name="T22"><text:s/></text:span></text:p>
      <text:p text:style-name="P1"><text:span text:style-name="T23"><text:tab/></text:span><text:span text:style-name="T24">ссылки на<text:s/></text:span><text:span text:style-name="T25">«</text:span><text:span text:style-name="T26">услуги и специалисты</text:span><text:span text:style-name="T27">», </text:span></text:p>
      <text:p text:style-name="P1"><text:span text:style-name="T27"><text:tab/></text:span><text:span text:style-name="T28">поле поиска, </text:span></text:p>
      <text:p text:style-name="P1"><text:span text:style-name="T29"><text:tab/></text:span><text:span text:style-name="T30">заказать услугу. </text:span></text:p>
      <text:p text:style-name="P1"><text:span text:style-name="T31"/></text:p>
      <text:p text:style-name="P1"><text:span text:style-name="T32">Если в первом варианте будет место, то вместо просто города можно сделать как на сайте Додопицца (<text:s/></text:span><text:a xlink:href="https://dodopizza.ru/peterburg"><text:span text:style-name="T33">https://dodopizza.ru/peterburg</text:span></text:a><text:span text:style-name="T34"><text:s/>) Мастера и заказы в Санкт-Петербурге. 12 000 заказов и 83 000 мастеров. </text:span></text:p>
      <text:p text:style-name="P1"><text:span text:style-name="T35"/></text:p>
      <text:p text:style-name="P1"><text:span text:style-name="T36">Можно вывести и активные ярлыки (избранное, сообщения для быстрых переходов). Вообще концептуально это похоже на<text:s/></text:span><text:a xlink:href="https://realty.yandex.ru/sankt-peterburg/kupit/kvartira/"><text:span text:style-name="T37">https://realty.yandex.ru/sankt-peterburg/kupit/kvartira/</text:span></text:a><text:span text:style-name="T38"/></text:p>
      <text:p text:style-name="P1"><text:span text:style-name="T39"/></text:p>
      <text:p text:style-name="P1"><text:span text:style-name="T40">Цвета для использования<text:s/></text:span><text:span text:style-name="T41">—</text:span><text:span text:style-name="T42"><text:s/></text:span><text:span text:style-name="T43">оба основных + их подложки + белый + жёлтая кнопка заказа услуг. </text:span></text:p>
      <text:p text:style-name="P1"><text:span text:style-name="T4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